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331in" svg:x="10.5236in" svg:y="9.7in">
            <draw:object draw:notify-on-update-of-ranges="Sheet1.A88:Sheet1.A88 Sheet1.B88:Sheet1.C88 Sheet1.A89:Sheet1.A89 Sheet1.B89:Sheet1.C89 Sheet1.A90:Sheet1.A90 Sheet1.B90:Sheet1.C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C3];[.C22];[.C11];[.C32])" office:value-type="float" office:value="4.8875" calcext:value-type="float">
            <text:p>4.8875</text:p>
          </table:table-cell>
          <table:table-cell table:formula="of:=AVERAGE([.C42];[.C50];[.C58];[.C66])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C6];[.C16];[.C27];[.C36])" office:value-type="float" office:value="10.775" calcext:value-type="float">
            <text:p>10.775</text:p>
          </table:table-cell>
          <table:table-cell table:formula="of:=AVERAGE([.C46];[.C54];[.C62];[.C70])" office:value-type="float" office:value="10.075" calcext:value-type="float">
            <text:p>10.07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0:17:41.01457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5-02-06T00:48:53.047647675</dc:date>
    <dc:creator>Dan Scarafoni</dc:creator>
    <meta:editing-duration>PT22M59S</meta:editing-duration>
    <meta:editing-cycles>4</meta:editing-cycles>
    <meta:generator>LibreOffice/4.2.7.2$Linux_X86_64 LibreOffice_project/420$Build-2</meta:generator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75cm" xlink:href=".." xlink:type="simple" chart:class="chart:bar" chart:style-name="ch1">
        <chart:legend chart:legend-position="end" svg:x="14.39cm" svg:y="3.939cm" style:legend-expansion="high" chart:style-name="ch2"/>
        <chart:plot-area chart:style-name="ch3" table:cell-range-address="Sheet1.A88:Sheet1.C90" chart:data-source-has-labels="both" svg:x="0.319cm" svg:y="0.179cm" svg:width="13.752cm" svg:height="8.617cm">
          <chartooo:coordinate-region svg:x="0.94cm" svg:y="0.378cm" svg:width="13.131cm" svg:height="7.771cm"/>
          <chart:axis chart:dimension="x" chart:name="primary-x" chart:style-name="ch4" chartooo:axis-type="auto">
            <chartooo:date-scale/>
            <chart:categories table:cell-range-address="Sheet1.B88:Sheet1.C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9:Sheet1.C89" chart:label-cell-address="Sheet1.A89:Sheet1.A89" chart:class="chart:bar">
            <chart:data-point chart:repeated="2"/>
          </chart:series>
          <chart:series chart:style-name="ch8" chart:values-cell-range-address="Sheet1.B90:Sheet1.C90" chart:label-cell-address="Sheet1.A90:Sheet1.A9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88:Sheet1.C88</svg:desc>
                </draw:g>
              </table:table-cell>
              <table:table-cell office:value-type="string">
                <text:p>AI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89:Sheet1.A89</svg:desc>
                </draw:g>
              </table:table-cell>
              <table:table-cell office:value-type="float" office:value="4.8875">
                <text:p>4.8875</text:p>
                <draw:g>
                  <svg:desc>Sheet1.B89:Sheet1.C89</svg:desc>
                </draw:g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group</text:p>
                <draw:g>
                  <svg:desc>Sheet1.A90:Sheet1.A90</svg:desc>
                </draw:g>
              </table:table-cell>
              <table:table-cell office:value-type="float" office:value="10.775">
                <text:p>10.775</text:p>
                <draw:g>
                  <svg:desc>Sheet1.B90:Sheet1.C90</svg:desc>
                </draw:g>
              </table:table-cell>
              <table:table-cell office:value-type="float" office:value="10.075">
                <text:p>10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